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master-page-name="">
      <style:paragraph-properties fo:margin-left="0.3335in" fo:margin-right="0.4583in" fo:text-align="start" style:justify-single-word="false" fo:text-indent="0in" style:auto-text-indent="false" style:page-number="auto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margin-left="0.3335in" fo:margin-right="0.4583in" fo:text-align="start" style:justify-single-word="false" fo:text-indent="0in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margin-left="0.3335in" fo:margin-right="0.4583in" fo:text-align="start" style:justify-single-word="false" fo:text-indent="0in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margin-left="0.3335in" fo:margin-right="0.4583in" fo:text-align="start" style:justify-single-word="false" fo:text-indent="0in" style:auto-text-indent="false"/>
      <style:text-properties style:font-name="Arial" fo:font-size="13pt" style:font-size-asian="13pt" style:font-size-complex="13pt"/>
    </style:style>
    <style:style style:name="P9" style:family="paragraph" style:parent-style-name="Standard">
      <style:paragraph-properties fo:margin-left="0.3543in" fo:margin-right="0.3228in" fo:text-align="start" style:justify-single-word="false" fo:text-indent="0in" style:auto-text-indent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margin-left="0.3543in" fo:margin-right="0.3228in" fo:text-align="start" style:justify-single-word="false" fo:text-indent="0in" style:auto-text-indent="false"/>
      <style:text-properties fo:color="#a31515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11" style:family="paragraph" style:parent-style-name="Standard">
      <style:paragraph-properties fo:margin-left="0.3543in" fo:margin-right="0.3228in" fo:text-align="start" style:justify-single-word="false" fo:text-indent="0in" style:auto-text-indent="false"/>
      <style:text-properties fo:color="#a31515" style:font-name="Arial" fo:font-size="13pt" fo:font-weight="normal" style:font-name-asian="Consolas" style:font-size-asian="13pt" style:font-weight-asian="normal" style:font-name-complex="Consolas" style:font-size-complex="13pt" style:font-weight-complex="normal"/>
    </style:style>
    <style:style style:name="P12" style:family="paragraph" style:parent-style-name="Standard">
      <style:paragraph-properties fo:margin-left="0.3543in" fo:margin-right="0.3228in" fo:text-align="start" style:justify-single-word="false" fo:text-indent="0in" style:auto-text-indent="false"/>
      <style:text-properties fo:color="#000000" style:font-name="Arial" fo:font-size="13pt" fo:font-weight="normal" style:font-name-asian="Consolas" style:font-size-asian="13pt" style:font-weight-asian="normal" style:font-name-complex="Consolas" style:font-size-complex="13pt" style:font-weight-complex="normal"/>
    </style:style>
    <style:style style:name="P13" style:family="paragraph" style:parent-style-name="Standard" style:master-page-name="">
      <style:paragraph-properties fo:margin-left="0.3543in" fo:margin-right="0.3228in" fo:text-align="start" style:justify-single-word="false" fo:text-indent="0in" style:auto-text-indent="false" style:page-number="auto"/>
      <style:text-properties style:font-name="Arial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Filip Vjestica 2017/270772</text:p>
      <text:p text:style-name="P1">Projekat Baze podataka</text:p>
      <text:p text:style-name="P1"/>
      <text:p text:style-name="P1">Salon Keramike</text:p>
      <text:p text:style-name="P1"/>
      <text:p text:style-name="P2"/>
      <text:p text:style-name="P3"/>
      <text:p text:style-name="P5">Izabrana tema za ovaj projekat je poslovanje salona keramike.</text:p>
      <text:p text:style-name="P6"/>
      <text:p text:style-name="P6">Baza podataka salona ce da se sastoji iz sledecih tabela: </text:p>
      <text:p text:style-name="P6"/>
      <text:p text:style-name="P6">*maloprodajniObjekti</text:p>
      <text:p text:style-name="P6"><text:tab/>-id prim. Kljuc int autoinc not null</text:p>
      <text:p text:style-name="P6"><text:tab/>-ime varchar</text:p>
      <text:p text:style-name="P6"><text:tab/>-grad varchar</text:p>
      <text:p text:style-name="P6"><text:tab/>-nedeljniProfit int</text:p>
      <text:p text:style-name="P6"/>
      <text:p text:style-name="P6">*zaposleni</text:p>
      <text:p text:style-name="P6"><text:tab/>-id prim. kljuc int autoinc not null</text:p>
      <text:p text:style-name="P6"><text:tab/>-ime varchar</text:p>
      <text:p text:style-name="P6"><text:tab/>-prezime varchar</text:p>
      <text:p text:style-name="P6"><text:tab/>-mesecnaZarada int</text:p>
      <text:p text:style-name="P6"><text:tab/>-idObjekta int not null foreign key(idObjekta) references maloprodajniObjeti(ID)</text:p>
      <text:p text:style-name="P6"/>
      <text:p text:style-name="P6">*plocice</text:p>
      <text:p text:style-name="P6"><text:tab/>-id prim. Kljuc int autoinc not null</text:p>
      <text:p text:style-name="P6"><text:tab/>-ime varchar</text:p>
      <text:p text:style-name="P6"><text:tab/>-vrsta varchar</text:p>
      <text:p text:style-name="P6"><text:tab/>-cena float</text:p>
      <text:p text:style-name="P6"/>
      <text:p text:style-name="P6">*baterije</text:p>
      <text:p text:style-name="P6"><text:tab/>-id prim. Kljuc int autoinc not null</text:p>
      <text:p text:style-name="P6"><text:tab/>-ime varchar</text:p>
      <text:p text:style-name="P6"><text:tab/>-vrsta varchar</text:p>
      <text:p text:style-name="P6"><text:tab/>-cena float</text:p>
      <text:p text:style-name="P6"/>
      <text:p text:style-name="P6">*saradnici</text:p>
      <text:p text:style-name="P6"><text:tab/>-id prim. Kljuc int autoinc not null </text:p>
      <text:p text:style-name="P6"><text:tab/>-ime varchar</text:p>
      <text:p text:style-name="P6"><text:tab/>-prezime varchar</text:p>
      <text:p text:style-name="P6"><text:tab/>-vrsta varchar </text:p>
      <text:p text:style-name="P6"><text:tab/>-kredit int </text:p>
      <text:p text:style-name="P6"/>
      <text:p text:style-name="P6"/>
      <text:p text:style-name="P6"/>
      <text:p text:style-name="P6"/>
      <text:p text:style-name="P6"><text:soft-page-break/></text:p>
      <text:p text:style-name="P6">*kupciNaUgovor</text:p>
      <text:p text:style-name="P6"><text:tab/>-id prim. Kljuc int autoinc not null</text:p>
      <text:p text:style-name="P6"><text:tab/>-imePreduzeca varchar</text:p>
      <text:p text:style-name="P6"><text:tab/>-promet int</text:p>
      <text:p text:style-name="P6"><text:tab/>-grad</text:p>
      <text:p text:style-name="P6"/>
      <text:p text:style-name="P6">*duznici</text:p>
      <text:p text:style-name="P6"><text:tab/>-id prim. Kljuc int autoinc not null</text:p>
      <text:p text:style-name="P6"><text:tab/>-ime varchar</text:p>
      <text:p text:style-name="P6"><text:tab/>-prezime varchar </text:p>
      <text:p text:style-name="P6"><text:tab/>-dug int </text:p>
      <text:p text:style-name="P6"><text:tab/>-preostaliRokIsplacivanja int</text:p>
      <text:p text:style-name="P6"/>
      <text:p text:style-name="P6">*vozila</text:p>
      <text:p text:style-name="P6"><text:tab/>-id prim. Kljuc int autoinc not null</text:p>
      <text:p text:style-name="P6"><text:tab/>-registracija varchar</text:p>
      <text:p text:style-name="P6"><text:tab/>-vozacID int not null foreign key(vozacID) references zaposleni(id)</text:p>
      <text:p text:style-name="P6"><text:tab/>-maloprodajniObjekatID int not null foreign key(maloprodajniObjekatID) references maloprodajniObjekti(id)</text:p>
      <text:p text:style-name="P6"><text:tab/>-brojMesecnihIsporuka int</text:p>
      <text:p text:style-name="P6"><text:tab/>-predjenaKM</text:p>
      <text:p text:style-name="P6"/>
      <text:p text:style-name="P6">*porudzbenice</text:p>
      <text:p text:style-name="P6"><text:tab/>-id prim. Kljuc int autoinc not null</text:p>
      <text:p text:style-name="P6"><text:tab/>-cena float</text:p>
      <text:p text:style-name="P6"><text:tab/>-kupacID int not null foreign key(kupacID) references duznici(id)</text:p>
      <text:p text:style-name="P6"><text:tab/>-plocicaID int not null foreign key(plocicaID) references plocice(id)</text:p>
      <text:p text:style-name="P6"><text:tab/>-baterijeID int not null foreign key(baterijeID) references baterije(id)</text:p>
      <text:p text:style-name="P6"/>
      <text:p text:style-name="P6">*dobavljaci</text:p>
      <text:p text:style-name="P6"><text:tab/>-id prim. Kljuc int autoinc not null</text:p>
      <text:p text:style-name="P6"><text:tab/>-ime varchar</text:p>
      <text:p text:style-name="P6"><text:tab/>-grad varchar</text:p>
      <text:p text:style-name="P6"><text:tab/>-promet int </text:p>
      <text:p text:style-name="P6"><text:tab/>-dugovanje int </text:p>
      <text:p text:style-name="P6"/>
      <text:p text:style-name="P6"/>
      <text:p text:style-name="P6">Upit 1: </text:p>
      <text:p text:style-name="P8"><text:span text:style-name="T3"><text:tab/></text:span><text:span text:style-name="T2">"SELECT * FROM saradnici ORDER BY kredit DESC"</text:span></text:p>
      <text:p text:style-name="P8"><text:span text:style-name="T1"/></text:p>
      <text:p text:style-name="P8"><text:span text:style-name="T1">Prikazuje listu saradnika sa kojima se najvise posluje , saradnici su preduzetnici koji se bave granama poslovanja koje dolaze u kontakt sa salonom keramike. Saradnici mogu po svojoj zelji dovoditi klijente i motivisati prodaju na odredjenom mestu.Saradnici <text:s/>time dobijaju procenat prodaje, a poslovodja time dobija uvid sa kime treba najvise da posluje da bi postigao najvecu prodaju.</text:span></text:p>
      <text:p text:style-name="P8"><text:span text:style-name="T1"/></text:p>
      <text:p text:style-name="P8"><text:span text:style-name="T1"/></text:p>
      <text:p text:style-name="P6"/>
      <text:p text:style-name="P6"><text:tab/></text:p>
      <text:p text:style-name="P6"><text:soft-page-break/></text:p>
      <text:p text:style-name="P6"><text:s text:c="10"/>Upit 2:</text:p>
      <text:p text:style-name="P6"/>
      <text:p text:style-name="P8"><text:span text:style-name="T3"><text:tab/></text:span><text:span text:style-name="T1">"SELECT maloprodajniobjekti.ime,maloprodajniobjekti.grad FROM maloprodajniobjekti WHERE maloprodajniobjekti.nedeljniProfit*4 &lt; 1000000 GROUP BY maloprodajniobjekti.ime,maloprodajniobjekti.grad"</text:span></text:p>
      <text:p text:style-name="P8"><text:span text:style-name="T1"/></text:p>
      <text:p text:style-name="P8"><text:span text:style-name="T1">Pokazuje koji maloprodajni objekti ne uspevaju da budu profitabilni i ne ostvaruju minimalni mesecni profit. Na osnovu ovoga moze se odluciti o sledecim potezima da se te lokacije ucine efektivnijim.</text:span></text:p>
      <text:p text:style-name="P8"><text:span text:style-name="T1"/></text:p>
      <text:p text:style-name="P8"><text:span text:style-name="T1"/></text:p>
      <text:p text:style-name="P13">Upit 3:</text:p>
      <text:p text:style-name="P9"/>
      <text:p text:style-name="P10">"SELECT dobavljaci.ime,dobavljaci.grad FROM dobavljaci WHERE dobavljaci.dugovanje &gt; 40000"</text:p>
      <text:p text:style-name="P10"/>
      <text:p text:style-name="P10">Pokazuje dobavljace sa kojima je predjen limit dugovanja i sa kojima treba privremeno prestati poslovanje pre nego sto se dug ne isplati.</text:p>
      <text:p text:style-name="P10"/>
      <text:p text:style-name="P10"/>
      <text:p text:style-name="P10"/>
      <text:p text:style-name="P10"/>
      <text:p text:style-name="P12">Upit 4:</text:p>
      <text:p text:style-name="P12"/>
      <text:p text:style-name="P10">"SELECT vozila.registracija,maloprodajniobjekti.ime,maloprodajniobjekti.grad FROM vozila INNER JOIN maloprodajniobjekti ON vozila.maloprodajniobjekatid = maloprodajniobjekti.id WHERE vozila.brojmesecnihisporuka &lt; 30"</text:p>
      <text:p text:style-name="P10"/>
      <text:p text:style-name="P10">Pokazuje objekte i njihova vozila koja ne isporucuje minimalnu mesecnu kvotu isporuka.Ukazuje na moguce probleme kod odredjenih vozila i/ili objekata koji ih poseduju.</text:p>
      <text:p text:style-name="P10"/>
      <text:p text:style-name="P12">Upit 5:</text:p>
      <text:p text:style-name="P12"/>
      <text:p text:style-name="P10">"SELECT maloprodajniobjekti.ime,maloprodajniobjekti.grad FROM maloprodajniobjekti INNER JOIN zaposleni as z ON z.idObjekta=maloprodajniobjekti.id WHERE z.mesecnaZarada &lt; 45000"</text:p>
      <text:p text:style-name="P10"/>
      <text:p text:style-name="P10">Pokazuje objekte gde su zaposleni placeni ispod preporucene vrednosti i na koja mesta se trebaju prvo usmeriti resursi.</text:p>
      <text:p text:style-name="P10"/>
      <text:p text:style-name="P12">Upit 6:</text:p>
      <text:p text:style-name="P12"/>
      <text:p text:style-name="P10">"SELECT porudzbenice.id,porudzbenice.cena,d.ime,d.prezime FROM porudzbenice INNER JOIN baterije as b ON porudzbenice.baterijeid=b.id INNER JOIN duznici as d ON porudzbenice.kupacid=d.id WHERE b.vrsta='Lavabo' AND b.cena &gt; 5000"</text:p>
      <text:p text:style-name="P10"/>
      <text:p text:style-name="P10">Pokazuje sve porudzbenice i njihove cene kao i ljude koje su ih kupili sa uslovom da su uzeli baterije za lavabo u vrednosti vece od 5000, moze da pokaze o kupovnoj moci ljudi , kao i koje porudzbenice su uzimali.</text:p>
      <text:p text:style-name="P10"/>
      <text:p text:style-name="P12">Upit 7:</text:p>
      <text:p text:style-name="P12"/>
      <text:p text:style-name="P10">"SELECT duznici.id,duznici.ime,duznici.prezime FROM duznici WHERE duznici.preostalirokdana &lt; 20 AND duznici.dug &gt; 15000"</text:p>
      <text:p text:style-name="P10"/>
      <text:p text:style-name="P10">Pokazuje duznike koji ulaze u rizicni period sa manjim danima otplate i vecim dugovima.</text:p>
      <text:p text:style-name="P10"/>
      <text:p text:style-name="P11"><text:soft-page-break/></text:p>
      <text:p text:style-name="P12">Upit 8:</text:p>
      <text:p text:style-name="P12"/>
      <text:p text:style-name="P10">"SELECT zaposleni.ime,zaposleni.prezime FROM zaposleni INNER JOIN maloprodajniobjekti as m on zaposleni.idObjekta=m.id WHERE m.nedeljniProfit &gt; 500000"</text:p>
      <text:p text:style-name="P10"/>
      <text:p text:style-name="P10">Pokazuje zaposlene koji rade u objektima koji odlicno posluju.</text:p>
      <text:p text:style-name="P10"/>
      <text:p text:style-name="P12">Upit 9:</text:p>
      <text:p text:style-name="P12"/>
      <text:p text:style-name="P10">"SELECT vozila.registracija,v.ime,v.prezime,m.ime FROM vozila INNER JOIN zaposleni as v ON vozila.vozacid=v.id INNER JOIN maloprodajniobjekti as m ON vozila.maloprodajniobjekatid=m.id WHERE vozila.predjenakm &gt; 100000"</text:p>
      <text:p text:style-name="P10"/>
      <text:p text:style-name="P10">Pokazuje vozila koja trebaju da se zamene jer su presle preporucenu kilometrazu, takodje pokazuje kome nova vozila treba da idu, kom vozacu i kojem objektu.</text:p>
      <text:p text:style-name="P10"/>
      <text:p text:style-name="P12">Upit 10:</text:p>
      <text:p text:style-name="P12"/>
      <text:p text:style-name="P10">"SELECT kupcinaugovor.imePreduzeca,kupcinaugovor.promet FROM kupcinaugovor ORDER BY kupcinaugovor.promet DESC LIMIT 3"</text:p>
      <text:p text:style-name="P10"/>
      <text:p text:style-name="P10">Pokazuje najbolje kupce(pravna lica koji imaju dozvoljeni minus i duze rokove otplate),moze biti dobar motivator za bolje rabate za svaku godin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23M21S</meta:editing-duration>
    <meta:editing-cycles>5</meta:editing-cycles>
    <meta:generator>OpenOffice/4.1.6$Win32 OpenOffice.org_project/416m1$Build-9790</meta:generator>
    <dc:date>2019-05-16T03:06:02.45</dc:date>
    <meta:document-statistic meta:table-count="0" meta:image-count="0" meta:object-count="0" meta:page-count="4" meta:paragraph-count="93" meta:word-count="634" meta:character-count="4909"/>
    <meta:user-defined meta:name="Info 1"/>
    <meta:user-defined meta:name="Info 2"/>
    <meta:user-defined meta:name="Info 3"/>
    <meta:user-defined meta:name="Info 4"/>
  </office:meta>
</office:document-meta>
</file>